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row table:style-name="ro1">
          <table:table-cell table:style-name="ce11" office:value-type="string" calcext:value-type="string">
            <text:p>CH32V0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ce17" table:number-columns-repeated="4"/>
        </table:table-row>
        <table:table-row table:style-name="ro1">
          <table:table-cell table:style-name="ce12" table:number-columns-repeated="12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T1CH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Default" table:number-columns-repeated="11"/>
        </table:table-row>
      </table:table>
      <table:table table:name="CH32V103" table:style-name="ta1" table:print-ranges="CH32V103.A1:CH32V103.K54"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column table:style-name="co1" table:number-columns-repeated="2" table:default-cell-style-name="ce14"/>
        <table:table-row table:style-name="ro1">
          <table:table-cell table:style-name="ce11" office:value-type="string" calcext:value-type="string">
            <text:p>CH32V1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9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9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9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6"/>
          <table:table-cell office:value-type="float" office:value="54" calcext:value-type="float">
            <text:p>54</text:p>
          </table:table-cell>
        </table:table-row>
      </table:table>
      <table:table table:name="CH32V203" table:style-name="ta1" table:print-ranges="CH32V203.A1:CH32V203.Q56">
        <table:table-column table:style-name="co1" table:number-columns-repeated="3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5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office:annotation draw:style-name="gr1" draw:text-style-name="P2" svg:width="2.899cm" svg:height="1.799cm" svg:x="30.778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ce16" table:number-columns-repeated="16378"/>
        </table:table-row>
      </table:table>
      <table:table table:name="CH32V303" table:style-name="ta1" table:print-ranges="CH32V303.A1:CH32V303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3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5"/>
          <table:table-cell table:style-name="ce1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5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/>
          <table:table-cell table:style-name="Default" table:number-columns-repeated="6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column table:style-name="co1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  <table:table-cell office:value-type="string" calcext:value-type="string">
            <text:p>TAMPER_RT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3"/>
          <table:table-cell office:value-type="string" calcext:value-type="string">
            <text:p>OSC32_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3"/>
          <table:table-cell office:value-type="string" calcext:value-type="string">
            <text:p>OSC32_O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function pin defini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2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3</text:p>
          </table:table-cell>
          <table:table-cell table:style-name="ce20" office:value-type="string" calcext:value-type="string">
            <text:p>AIN6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4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5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6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7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8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9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0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3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5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2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ce16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ce16" table:number-columns-repeated="16379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ce16" table:number-columns-repeated="16382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ce16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5-03T11:35:49.463516499</dc:date>
    <meta:editing-duration>PT14H4M5S</meta:editing-duration>
    <meta:editing-cycles>23</meta:editing-cycles>
    <meta:generator>LibreOffice/7.5.1.2$Linux_X86_64 LibreOffice_project/50$Build-2</meta:generator>
    <meta:print-date>2023-02-16T18:36:13.563927277</meta:print-date>
    <meta:document-statistic meta:table-count="7" meta:cell-count="1978" meta:object-count="0"/>
  </office:meta>
</office:document-meta>
</file>